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A000000AA8AD7D099898D97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22cm" fo:margin-left="0cm" table:align="left"/>
    </style:style>
    <style:style style:name="Tableau1.A" style:family="table-column">
      <style:table-column-properties style:column-width="0.609cm"/>
    </style:style>
    <style:style style:name="Tableau1.B" style:family="table-column">
      <style:table-column-properties style:column-width="1.385cm"/>
    </style:style>
    <style:style style:name="Tableau1.C" style:family="table-column">
      <style:table-column-properties style:column-width="2.261cm"/>
    </style:style>
    <style:style style:name="Tableau1.D" style:family="table-column">
      <style:table-column-properties style:column-width="4.255cm"/>
    </style:style>
    <style:style style:name="Tableau1.F" style:family="table-column">
      <style:table-column-properties style:column-width="2.23cm"/>
    </style:style>
    <style:style style:name="Tableau1.G" style:family="table-column">
      <style:table-column-properties style:column-width="0.326cm"/>
    </style:style>
    <style:style style:name="Tableau1.H" style:family="table-column">
      <style:table-column-properties style:column-width="1.702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3" style:family="table-cell">
      <style:table-cell-properties fo:padding="0.097cm" fo:border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00" loext:opacity="100%" fo:font-size="9pt" officeooo:rsid="00172632" officeooo:paragraph-rsid="00172632" style:font-size-asian="9pt" style:font-size-complex="9pt"/>
    </style:style>
    <style:style style:name="P2" style:family="paragraph" style:parent-style-name="Table_20_Contents">
      <loext:graphic-properties draw:fill="solid" draw:fill-color="#99ccff" draw:opacity="100%"/>
      <style:paragraph-properties fo:text-align="end" style:justify-single-word="false" fo:background-color="#99ccff"/>
      <style:text-properties fo:color="#000000" loext:opacity="100%" fo:font-size="9pt" officeooo:rsid="00160a91" officeooo:paragraph-rsid="00160a91" style:font-size-asian="9pt" style:font-size-complex="9pt"/>
    </style:style>
    <style:style style:name="P3" style:family="paragraph" style:parent-style-name="Table_20_Contents">
      <style:paragraph-properties fo:text-align="end" style:justify-single-word="false"/>
      <style:text-properties fo:font-size="9pt" officeooo:rsid="00134e14" officeooo:paragraph-rsid="00134e14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7pt" officeooo:rsid="0018f5a8" officeooo:paragraph-rsid="0018f5a8" fo:background-color="transparent" style:font-size-asian="7pt" style:font-size-complex="7pt"/>
    </style:style>
    <style:style style:name="P5" style:family="paragraph" style:parent-style-name="Table_20_Contents">
      <style:text-properties fo:color="#000000" loext:opacity="100%" fo:font-size="9pt" officeooo:rsid="0014213a" officeooo:paragraph-rsid="0014213a" fo:background-color="transparent" style:font-size-asian="9pt" style:font-size-complex="9pt"/>
    </style:style>
    <style:style style:name="P6" style:family="paragraph" style:parent-style-name="Table_20_Contents">
      <style:text-properties fo:color="#000000" loext:opacity="100%" fo:font-size="9pt" officeooo:rsid="00160a91" officeooo:paragraph-rsid="00160a91" fo:background-color="transparent" style:font-size-asian="9pt" style:font-size-complex="9pt"/>
    </style:style>
    <style:style style:name="P7" style:family="paragraph" style:parent-style-name="Table_20_Contents">
      <style:text-properties fo:color="#000000" loext:opacity="100%" fo:font-size="9pt" officeooo:rsid="00172632" officeooo:paragraph-rsid="00172632" fo:background-color="transparen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fo:font-size="9pt" officeooo:rsid="0026c89e" officeooo:paragraph-rsid="0026c89e" fo:background-color="transparen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fo:font-size="9pt" officeooo:rsid="002728af" officeooo:paragraph-rsid="002728af" fo:background-color="transparen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size="9pt" officeooo:rsid="0028e10a" officeooo:paragraph-rsid="0028e10a" fo:background-color="transparent" style:font-size-asian="9pt" style:font-size-complex="9pt"/>
    </style:style>
    <style:style style:name="P11" style:family="paragraph" style:parent-style-name="Table_20_Contents">
      <style:text-properties fo:color="#000000" loext:opacity="100%" fo:font-size="12pt" officeooo:rsid="00172632" officeooo:paragraph-rsid="002af2ba" fo:background-color="transparent" style:font-size-asian="12pt" style:font-size-complex="12pt"/>
    </style:style>
    <style:style style:name="P12" style:family="paragraph" style:parent-style-name="Table_20_Contents">
      <style:text-properties fo:color="#000000" loext:opacity="100%" fo:font-size="12pt" officeooo:rsid="002728af" officeooo:paragraph-rsid="002728af" fo:background-color="transparent" style:font-size-asian="12pt" style:font-size-complex="12pt"/>
    </style:style>
    <style:style style:name="P13" style:family="paragraph" style:parent-style-name="Table_20_Contents">
      <style:text-properties fo:color="#000000" loext:opacity="100%" fo:font-size="12pt" officeooo:rsid="00287dea" officeooo:paragraph-rsid="00287dea" fo:background-color="transparen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fo:font-size="12pt" officeooo:rsid="002a8083" officeooo:paragraph-rsid="002a8083" fo:background-color="transparen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fo:font-size="12pt" officeooo:rsid="002a8083" officeooo:paragraph-rsid="002a8083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7pt" fo:font-weight="bold" officeooo:rsid="0026c89e" officeooo:paragraph-rsid="0026c89e" fo:background-color="transparent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26c89e" officeooo:paragraph-rsid="0026c89e" fo:background-color="transparent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12pt" fo:font-weight="bold" officeooo:rsid="0026c89e" officeooo:paragraph-rsid="0026c89e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a4418"/>
    </style:style>
    <style:style style:name="T2" style:family="text">
      <style:text-properties officeooo:rsid="00210626"/>
    </style:style>
    <style:style style:name="T3" style:family="text">
      <style:text-properties officeooo:rsid="0026c89e"/>
    </style:style>
    <style:style style:name="T4" style:family="text">
      <style:text-properties officeooo:rsid="0028e1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 table:style-name="TableLine2720811169952">
          <table:table-cell table:style-name="Tableau1.A1" table:number-columns-spanned="2" office:value-type="string">
            <text:p text:style-name="P4"><draw:frame draw:style-name="fr1" draw:name="Image1" text:anchor-type="char" svg:width="0.723cm" svg:height="0.723cm" draw:z-index="0"><draw:image xlink:href="Pictures/10000201000000AA000000AA8AD7D099898D977D.png" xlink:type="simple" xlink:show="embed" xlink:actuate="onLoad" draw:mime-type="image/png"/></draw:frame></text:p>
          </table:table-cell>
          <table:covered-table-cell/>
          <table:table-cell table:style-name="Tableau1.A1" table:number-columns-spanned="4" office:value-type="string">
            <text:p text:style-name="P17">ÉTRANGE ORDINAIRE</text:p>
            <text:p text:style-name="P16">EVAL</text:p>
          </table:table-cell>
          <table:covered-table-cell/>
          <table:covered-table-cell/>
          <table:covered-table-cell/>
          <table:table-cell table:style-name="Tableau1.G1" table:number-columns-spanned="2" office:value-type="string">
            <text:p text:style-name="P18">/<text:span text:style-name="T4">20</text:span></text:p>
          </table:table-cell>
          <table:covered-table-cell/>
        </table:table-row>
        <table:table-row table:style-name="TableLine2720811182192">
          <table:table-cell table:style-name="Tableau1.A2" table:number-columns-spanned="8" office:value-type="string">
            <text:p text:style-name="P3"><text:s/>1:EXPÉRIMENTER, PRODUIRE, CRÉ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1584">
          <table:table-cell table:style-name="Tableau1.A3" office:value-type="string">
            <text:p text:style-name="P5"><text:span text:style-name="T2">1</text:span>2</text:p>
          </table:table-cell>
          <table:table-cell table:style-name="Tableau1.B3" table:number-columns-spanned="7" office:value-type="string">
            <text:p text:style-name="P5">Exploiter <text:span text:style-name="T1">des informations et de la documentation, notamment iconique, pour servir un projet de cré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1584">
          <table:table-cell table:style-name="Tableau1.A4" table:number-columns-spanned="8" office:value-type="string">
            <text:p text:style-name="P12"/>
            <text:p text:style-name="P12">Tu as collecté des images dans les journaux afin de les utiliser comme modèle pour réaliser ton dessin ; le résultat doit être une composition étrange, bien que les détails soient assez réalistes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1584">
          <table:table-cell table:style-name="Tableau1.A6" table:number-columns-spanned="3" office:value-type="string">
            <text:p text:style-name="P9">Tu n’as pas utilisé les images comme modèle pour faire ton dessin</text:p>
          </table:table-cell>
          <table:covered-table-cell/>
          <table:covered-table-cell/>
          <table:table-cell table:style-name="Tableau1.E6" office:value-type="string">
            <text:p text:style-name="P9">Tu t’es servi des images comme modèle, en t’en éloignant fortement</text:p>
          </table:table-cell>
          <table:table-cell table:style-name="Tableau1.E6" office:value-type="string">
            <text:p text:style-name="P9">Tu t’es servi des images comme modèle</text:p>
            <text:p text:style-name="P9">tes dessins sont le plus proche possible du modèle, la taille et les proportions sont repectées</text:p>
          </table:table-cell>
          <table:table-cell table:style-name="Tableau1.F6" table:number-columns-spanned="3" office:value-type="string">
            <text:p text:style-name="P9">Tu as utilisé les images comme modèle et ton travail y est très fidèle</text:p>
            <text:p text:style-name="P9">tu as su agencer le tout dans une composition étrange </text:p>
          </table:table-cell>
          <table:covered-table-cell/>
          <table:covered-table-cell/>
        </table:table-row>
        <table:table-row table:style-name="TableLine2720811171584">
          <table:table-cell table:style-name="Tableau1.A6" table:number-columns-spanned="3" office:value-type="string">
            <text:p text:style-name="P8">Insatisfaisant</text:p>
            <text:p text:style-name="P8">0</text:p>
          </table:table-cell>
          <table:covered-table-cell/>
          <table:covered-table-cell/>
          <table:table-cell table:style-name="Tableau1.E6" office:value-type="string">
            <text:p text:style-name="P8">Fragile</text:p>
            <text:p text:style-name="P8">1/<text:span text:style-name="T4">2</text:span></text:p>
          </table:table-cell>
          <table:table-cell table:style-name="Tableau1.E6" office:value-type="string">
            <text:p text:style-name="P8">Satisfaisant </text:p>
            <text:p text:style-name="P8"><text:span text:style-name="T4">3/4</text:span></text:p>
          </table:table-cell>
          <table:table-cell table:style-name="Tableau1.F6" table:number-columns-spanned="3" office:value-type="string">
            <text:p text:style-name="P8">Très satisfaisant</text:p>
            <text:p text:style-name="P10">5/6</text:p>
          </table:table-cell>
          <table:covered-table-cell/>
          <table:covered-table-cell/>
        </table:table-row>
        <table:table-row table:style-name="TableLine2720811182464">
          <table:table-cell table:style-name="Tableau1.A2" table:number-columns-spanned="8" office:value-type="string">
            <text:p text:style-name="P2"><text:s/>2 : METTRE EN ŒUVRE UN PROJE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8384">
          <table:table-cell table:style-name="Tableau1.A8" office:value-type="string">
            <text:p text:style-name="P6"><text:span text:style-name="T2">2</text:span>4</text:p>
          </table:table-cell>
          <table:table-cell table:style-name="Tableau1.B8" table:number-columns-spanned="7" office:value-type="string">
            <text:p text:style-name="P6">Mener à terme une production <text:s/>individuelle dans le cadre d'un projet accompagné par le professeu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8384">
          <table:table-cell table:style-name="Tableau1.A9" table:number-columns-spanned="8" office:value-type="string">
            <text:p text:style-name="P13"/>
            <text:p text:style-name="P13">Qualité et soin apporté au travail, attitude face au travail pendant les séances 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78384">
          <table:table-cell table:style-name="Tableau1.A10" table:number-columns-spanned="3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table:style-name="Tableau1.E10" office:value-type="string">
            <text:p text:style-name="P6"/>
          </table:table-cell>
          <table:table-cell table:style-name="Tableau1.E10" office:value-type="string">
            <text:p text:style-name="P6"/>
          </table:table-cell>
          <table:table-cell table:style-name="Tableau1.F10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Line2720811178384">
          <table:table-cell table:style-name="Tableau1.A11" table:number-columns-spanned="3" office:value-type="string">
            <text:p text:style-name="P8">Insatisfaisant</text:p>
            <text:p text:style-name="P8">0</text:p>
          </table:table-cell>
          <table:covered-table-cell/>
          <table:covered-table-cell/>
          <table:table-cell table:style-name="Tableau1.E11" office:value-type="string">
            <text:p text:style-name="P8">Fragile</text:p>
            <text:p text:style-name="P8">1/<text:span text:style-name="T4">2</text:span></text:p>
          </table:table-cell>
          <table:table-cell table:style-name="Tableau1.E11" office:value-type="string">
            <text:p text:style-name="P8">Satisfaisant </text:p>
            <text:p text:style-name="P8"><text:span text:style-name="T4">3/4</text:span></text:p>
          </table:table-cell>
          <table:table-cell table:style-name="Tableau1.F11" table:number-columns-spanned="3" office:value-type="string">
            <text:p text:style-name="P8">Très satisfaisant</text:p>
            <text:p text:style-name="P10">5/6</text:p>
          </table:table-cell>
          <table:covered-table-cell/>
          <table:covered-table-cell/>
        </table:table-row>
        <table:table-row table:style-name="TableLine2720811193072">
          <table:table-cell table:style-name="Tableau1.A2" table:number-columns-spanned="8" office:value-type="string">
            <text:p text:style-name="P1">4 : SE REPERER DANS LES DOMAINES LIES AUX ARTS PLASTIQUES, ÊTRE SENSIBLE AUX QUESTIONS DE L'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87632">
          <table:table-cell table:style-name="Tableau1.A13" office:value-type="string">
            <text:p text:style-name="P7"><text:span text:style-name="T2">4</text:span>2</text:p>
          </table:table-cell>
          <table:table-cell table:style-name="Tableau1.B13" table:number-columns-spanned="7" office:value-type="string">
            <text:p text:style-name="P7">Interroger et situer œuvres et démarches artistiques du point de vue de l'auteur et de celui du spectateu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87632">
          <table:table-cell table:style-name="Tableau1.A14" table:number-columns-spanned="8" office:value-type="string">
            <text:p text:style-name="P11"><text:s/></text:p>
            <text:p text:style-name="P11"><text:span text:style-name="T3">Dans ton cahier : tu as repéré ce qui est plausible et ce qui est étrange dans le tableau projeté (« la carte blanche », MAGRITTE, 1965).</text:span>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20811187632">
          <table:table-cell table:style-name="Tableau1.A15" table:number-columns-spanned="3" office:value-type="string">
            <text:p text:style-name="P8">Non, tu n’as rien fait</text:p>
          </table:table-cell>
          <table:covered-table-cell/>
          <table:covered-table-cell/>
          <table:table-cell table:style-name="Tableau1.E15" office:value-type="string">
            <text:p text:style-name="P8">Tu as essayé, mais c’est fait à moitié, ou tu as répondu à côté de la consigne</text:p>
          </table:table-cell>
          <table:table-cell table:style-name="Tableau1.E15" office:value-type="string">
            <text:p text:style-name="P8">Tu as donné des éléments pour les deux, je comprends ce que tu veux dire</text:p>
          </table:table-cell>
          <table:table-cell table:style-name="Tableau1.F15" table:number-columns-spanned="3" office:value-type="string">
            <text:p text:style-name="P8">Tu as bien repéré les éléments, et tu t’es bien exprimé, avec des détails techniques et du vocabulaire élaboré</text:p>
          </table:table-cell>
          <table:covered-table-cell/>
          <table:covered-table-cell/>
        </table:table-row>
        <table:table-row table:style-name="TableLine2720811187632">
          <table:table-cell table:style-name="Tableau1.A16" table:number-columns-spanned="3" office:value-type="string">
            <text:p text:style-name="P8">Insatisfaisant</text:p>
            <text:p text:style-name="P8">0</text:p>
          </table:table-cell>
          <table:covered-table-cell/>
          <table:covered-table-cell/>
          <table:table-cell table:style-name="Tableau1.E16" office:value-type="string">
            <text:p text:style-name="P8">Fragile</text:p>
            <text:p text:style-name="P8">1/<text:span text:style-name="T4">2</text:span></text:p>
          </table:table-cell>
          <table:table-cell table:style-name="Tableau1.E16" office:value-type="string">
            <text:p text:style-name="P8">Satisfaisant </text:p>
            <text:p text:style-name="P8"><text:span text:style-name="T4">3/4</text:span></text:p>
          </table:table-cell>
          <table:table-cell table:style-name="Tableau1.F16" table:number-columns-spanned="3" office:value-type="string">
            <text:p text:style-name="P8">Très satisfaisant</text:p>
            <text:p text:style-name="P10">5/6</text:p>
          </table:table-cell>
          <table:covered-table-cell/>
          <table:covered-table-cell/>
        </table:table-row>
        <table:table-row table:style-name="TableLine2720811187632">
          <table:table-cell table:style-name="Tableau1.A17" table:number-columns-spanned="7" office:value-type="string">
            <text:p text:style-name="P14">L’ensemble est travaillé en couleurs et valeurs de gr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17" office:value-type="string">
            <text:p text:style-name="P15">/2</text:p>
          </table:table-cell>
        </table:table-row>
        <table:table-row table:style-name="TableLine2720811187632">
          <table:table-cell table:style-name="Tableau1.A18" table:number-columns-spanned="7" office:value-type="string">
            <text:p text:style-name="P14">Tu as varié les outils (feutres, crayons de couleurs, crayon de boi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18" office:value-type="string">
            <text:p text:style-name="P15">/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26T15:15:45.015000000</meta:creation-date>
    <dc:date>2022-12-14T09:55:24.322000000</dc:date>
    <meta:editing-duration>PT3H31M14S</meta:editing-duration>
    <meta:editing-cycles>44</meta:editing-cycles>
    <meta:generator>LibreOffice/7.1.5.2$Windows_X86_64 LibreOffice_project/85f04e9f809797b8199d13c421bd8a2b025d52b5</meta:generator>
    <meta:document-statistic meta:table-count="1" meta:image-count="1" meta:object-count="0" meta:page-count="1" meta:paragraph-count="54" meta:word-count="331" meta:character-count="1890" meta:non-whitespace-character-count="1602"/>
  </office:meta>
</office:document-meta>
</file>